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6000001E4260E2BD9F5243E82.png" manifest:media-type="image/png"/>
  <manifest:file-entry manifest:full-path="Pictures/100000000000015400000260C0144665DDBB8ADA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Pictures/10000201000000DE0000012CBC2F475C07649520.png" manifest:media-type="image/png"/>
  <manifest:file-entry manifest:full-path="Pictures/100002010000030000000300B14003D1A35D96F9.png" manifest:media-type="image/png"/>
  <manifest:file-entry manifest:full-path="Pictures/10000201000004B0000004B051A29432AF5FF47C.png" manifest:media-type="image/png"/>
  <manifest:file-entry manifest:full-path="Pictures/10000201000001240000012CF37847C5255BF469.png" manifest:media-type="image/png"/>
  <manifest:file-entry manifest:full-path="Pictures/100002010000010000000100080E5864A640AE75.png" manifest:media-type="image/png"/>
  <manifest:file-entry manifest:full-path="Pictures/10000201000001F4000001F4E3F74C974DB8AD3E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Pictures/10000201000004B000000130EBB9D76F04D2841A.png" manifest:media-type="image/png"/>
  <manifest:file-entry manifest:full-path="Pictures/10000201000000C8000000C8D6EA25794BE222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REST API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Bartosz Maleta</text:p>
            <text:p>Szymon Niemiec</text:p>
            <text:p>Przemysław Busze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2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1.8cm" svg:y="3.6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1.937cm" svg:y="0.6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2.908cm" svg:height="2.908cm" svg:x="3.692cm" svg:y="12.6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19.2cm" svg:y="4.072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3" draw:layer="layout" svg:width="1.946cm" svg:height="2cm" svg:x="2.854cm" svg:y="6cm">
          <draw:image xlink:href="Pictures/10000201000001240000012CF37847C5255BF469.png" xlink:type="simple" xlink:show="embed" xlink:actuate="onLoad">
            <text:p/>
          </draw:image>
        </draw:frame>
        <draw:frame draw:style-name="gr2" draw:text-style-name="P3" draw:layer="layout" svg:width="3.889cm" svg:height="3.889cm" svg:x="2.711cm" svg:y="2.511cm">
          <draw:image xlink:href="Pictures/10000201000001F4000001F4E3F74C974DB8AD3E.png" xlink:type="simple" xlink:show="embed" xlink:actuate="onLoad">
            <text:p/>
          </draw:image>
        </draw:frame>
        <draw:frame draw:style-name="gr2" draw:text-style-name="P3" draw:layer="layout" svg:width="2.8cm" svg:height="2.8cm" svg:x="19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3" draw:text-style-name="P4" draw:layer="layout" svg:width="2.753cm" svg:height="2.753cm" svg:x="5.047cm" svg:y="5.4cm">
          <draw:image xlink:href="Pictures/100002010000010000000100080E5864A640AE75.png" xlink:type="simple" xlink:show="embed" xlink:actuate="onLoad">
            <text:p/>
          </draw:image>
        </draw:frame>
        <draw:frame draw:style-name="gr3" draw:text-style-name="P4" draw:layer="layout" svg:width="5.291cm" svg:height="5.291cm" svg:x="7.509cm" svg:y="2.862cm">
          <draw:image xlink:href="Pictures/10000201000000C8000000C8D6EA25794BE222C8.png" xlink:type="simple" xlink:show="embed" xlink:actuate="onLoad">
            <text:p/>
          </draw:image>
        </draw:frame>
        <draw:frame draw:style-name="gr3" draw:text-style-name="P4" draw:layer="layout" svg:width="9.8cm" svg:height="2.483cm" svg:x="8.2cm" svg:y="13cm">
          <draw:image xlink:href="Pictures/10000201000004B000000130EBB9D76F04D284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ct structure</text:p>
          </draw:text-box>
        </draw:frame>
        <draw:frame draw:style-name="gr3" draw:text-style-name="P4" draw:layer="layout" svg:width="8.806cm" svg:height="15.749cm" svg:x="13.2cm" svg:y="0.4cm">
          <draw:image xlink:href="Pictures/100000000000015400000260C0144665DDBB8A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7cm" svg:y="0.6cm" presentation:class="title" presentation:user-transformed="true">
          <draw:text-box>
            <text:p>Result</text:p>
          </draw:text-box>
        </draw:frame>
        <draw:frame draw:style-name="gr3" draw:text-style-name="P4" draw:layer="layout" svg:width="10.741cm" svg:height="12.805cm" svg:x="7.2cm" svg:y="1.4cm">
          <draw:image xlink:href="Pictures/1000000000000196000001E4260E2BD9F5243E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6H14M56S</meta:editing-duration>
    <meta:editing-cycles>17</meta:editing-cycles>
    <meta:generator>LibreOffice/6.0.7.3$Linux_X86_64 LibreOffice_project/00m0$Build-3</meta:generator>
    <dc:title>Bright Blue</dc:title>
    <dc:date>2020-08-21T09:58:25.934663240</dc:date>
    <meta:document-statistic meta:object-count="51"/>
  </office:meta>
</office:document-meta>
</file>